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officeooo:rsid="00142088" officeooo:paragraph-rsid="00142088"/>
    </style:style>
    <style:style style:name="P3" style:family="paragraph" style:parent-style-name="Standard">
      <style:paragraph-properties fo:line-height="200%" fo:text-align="center" style:justify-single-word="false"/>
      <style:text-properties fo:color="#dc0000" loext:opacity="100%" fo:font-size="16pt" officeooo:rsid="00142088" officeooo:paragraph-rsid="00142088" style:font-size-asian="14pt" style:font-size-complex="16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fo:font-size="14pt" officeooo:rsid="00169930" officeooo:paragraph-rsid="001ad333" style:font-size-asian="12.25pt" style:font-size-complex="14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fo:font-size="14pt" officeooo:rsid="001d1b0b" officeooo:paragraph-rsid="001d1b0b" style:font-size-asian="12.25pt" style:font-size-complex="14pt"/>
    </style:style>
    <style:style style:name="P6" style:family="paragraph" style:parent-style-name="Standard">
      <style:paragraph-properties fo:line-height="200%" fo:text-align="start" style:justify-single-word="false"/>
      <style:text-properties fo:color="#000000" loext:opacity="100%" fo:font-size="14pt" officeooo:rsid="001da8c4" officeooo:paragraph-rsid="001da8c4" style:font-size-asian="12.25pt" style:font-size-complex="14pt"/>
    </style:style>
    <style:style style:name="P7" style:family="paragraph" style:parent-style-name="Standard">
      <style:paragraph-properties fo:line-height="200%" fo:text-align="start" style:justify-single-word="false"/>
      <style:text-properties fo:color="#000000" loext:opacity="100%" fo:font-size="14pt" officeooo:rsid="001da8c4" officeooo:paragraph-rsid="002a4689" style:font-size-asian="12.25pt" style:font-size-complex="14pt"/>
    </style:style>
    <style:style style:name="P8" style:family="paragraph" style:parent-style-name="Standard">
      <style:paragraph-properties fo:line-height="200%" fo:text-align="start" style:justify-single-word="false"/>
      <style:text-properties fo:color="#000000" loext:opacity="100%" fo:font-size="14pt" officeooo:rsid="002a4689" officeooo:paragraph-rsid="002a4689" style:font-size-asian="12.25pt" style:font-size-complex="14pt"/>
    </style:style>
    <style:style style:name="P9" style:family="paragraph" style:parent-style-name="Standard">
      <style:paragraph-properties fo:line-height="200%" fo:text-align="center" style:justify-single-word="false"/>
      <style:text-properties fo:color="#000000" loext:opacity="100%" fo:font-size="16pt" officeooo:rsid="00169930" officeooo:paragraph-rsid="00169930" style:font-size-asian="14pt" style:font-size-complex="16pt"/>
    </style:style>
    <style:style style:name="T1" style:family="text">
      <style:text-properties officeooo:rsid="001911c4"/>
    </style:style>
    <style:style style:name="T2" style:family="text">
      <style:text-properties fo:font-style="italic" style:text-underline-style="solid" style:text-underline-width="auto" style:text-underline-color="font-color" officeooo:rsid="001911c4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officeooo:rsid="0019ac42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1f2cc2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officeooo:rsid="001f5d16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officeooo:rsid="001fb811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25e7f6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2745bb" style:font-style-asian="italic" style:font-style-complex="italic"/>
    </style:style>
    <style:style style:name="T9" style:family="text">
      <style:text-properties fo:font-style="italic" style:text-underline-style="none" officeooo:rsid="001f2cc2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1911c4" style:font-style-asian="normal" style:font-style-complex="normal"/>
    </style:style>
    <style:style style:name="T12" style:family="text">
      <style:text-properties fo:font-style="normal" style:text-underline-style="none" officeooo:rsid="0019ac42" style:font-style-asian="normal" style:font-style-complex="normal"/>
    </style:style>
    <style:style style:name="T13" style:family="text">
      <style:text-properties fo:font-style="normal" style:text-underline-style="none" officeooo:rsid="001ad333" style:font-style-asian="normal" style:font-style-complex="normal"/>
    </style:style>
    <style:style style:name="T14" style:family="text">
      <style:text-properties fo:font-style="normal" style:text-underline-style="none" officeooo:rsid="001d1b0b" style:font-style-asian="normal" style:font-style-complex="normal"/>
    </style:style>
    <style:style style:name="T15" style:family="text">
      <style:text-properties fo:font-style="normal" style:text-underline-style="none" officeooo:rsid="001e8142" style:font-style-asian="normal" style:font-style-complex="normal"/>
    </style:style>
    <style:style style:name="T16" style:family="text">
      <style:text-properties fo:font-style="normal" style:text-underline-style="none" officeooo:rsid="001f2cc2" style:font-style-asian="normal" style:font-style-complex="normal"/>
    </style:style>
    <style:style style:name="T17" style:family="text">
      <style:text-properties fo:font-style="normal" style:text-underline-style="none" officeooo:rsid="001f5d16" style:font-style-asian="normal" style:font-style-complex="normal"/>
    </style:style>
    <style:style style:name="T18" style:family="text">
      <style:text-properties fo:font-style="normal" style:text-underline-style="none" officeooo:rsid="001fb811" style:font-style-asian="normal" style:font-style-complex="normal"/>
    </style:style>
    <style:style style:name="T19" style:family="text">
      <style:text-properties fo:font-style="normal" style:text-underline-style="none" officeooo:rsid="00210c23" style:font-style-asian="normal" style:font-style-complex="normal"/>
    </style:style>
    <style:style style:name="T20" style:family="text">
      <style:text-properties fo:font-style="normal" style:text-underline-style="none" officeooo:rsid="00225905" style:font-style-asian="normal" style:font-style-complex="normal"/>
    </style:style>
    <style:style style:name="T21" style:family="text">
      <style:text-properties fo:font-style="normal" style:text-underline-style="none" officeooo:rsid="00231c98" style:font-style-asian="normal" style:font-style-complex="normal"/>
    </style:style>
    <style:style style:name="T22" style:family="text">
      <style:text-properties fo:font-style="normal" style:text-underline-style="none" officeooo:rsid="002515e2" style:font-style-asian="normal" style:font-style-complex="normal"/>
    </style:style>
    <style:style style:name="T23" style:family="text">
      <style:text-properties fo:font-style="normal" style:text-underline-style="none" officeooo:rsid="0025e7f6" style:font-style-asian="normal" style:font-style-complex="normal"/>
    </style:style>
    <style:style style:name="T24" style:family="text">
      <style:text-properties fo:font-style="normal" style:text-underline-style="none" officeooo:rsid="002745bb" style:font-style-asian="normal" style:font-style-complex="normal"/>
    </style:style>
    <style:style style:name="T25" style:family="text">
      <style:text-properties fo:font-style="normal" style:text-underline-style="none" officeooo:rsid="0027f18c" style:font-style-asian="normal" style:font-style-complex="normal"/>
    </style:style>
    <style:style style:name="T26" style:family="text">
      <style:text-properties fo:font-style="normal" style:text-underline-style="none" officeooo:rsid="002a4689" style:font-style-asian="normal" style:font-style-complex="normal"/>
    </style:style>
    <style:style style:name="T27" style:family="text">
      <style:text-properties fo:font-style="normal" style:text-underline-style="none" officeooo:rsid="002c41b4" style:font-style-asian="normal" style:font-style-complex="normal"/>
    </style:style>
    <style:style style:name="T28" style:family="text">
      <style:text-properties officeooo:rsid="001ad333"/>
    </style:style>
    <style:style style:name="T29" style:family="text">
      <style:text-properties officeooo:rsid="001fb811"/>
    </style:style>
    <style:style style:name="T30" style:family="text">
      <style:text-properties fo:color="#dc0000" loext:opacity="100%"/>
    </style:style>
    <style:style style:name="T31" style:family="text">
      <style:text-properties fo:color="#dc0000" loext:opacity="100%" fo:font-style="normal" style:text-underline-style="none" officeooo:rsid="00231c98" style:font-style-asian="normal" style:font-style-complex="normal"/>
    </style:style>
    <style:style style:name="T32" style:family="text">
      <style:text-properties fo:color="#dc0000" loext:opacity="100%" fo:font-style="normal" style:text-underline-style="none" officeooo:rsid="001f2cc2" style:font-style-asian="normal" style:font-style-complex="normal"/>
    </style:style>
    <style:style style:name="T33" style:family="text">
      <style:text-properties fo:color="#dc0000" loext:opacity="100%" fo:font-style="normal" style:text-underline-style="none" officeooo:rsid="002a4689" style:font-style-asian="normal" style:font-style-complex="normal"/>
    </style:style>
    <style:style style:name="T34" style:family="text">
      <style:text-properties fo:color="#dc0000" loext:opacity="100%" fo:font-style="normal" style:text-underline-style="none" officeooo:rsid="001f5d16" style:font-style-asian="normal" style:font-style-complex="normal"/>
    </style:style>
    <style:style style:name="T35" style:family="text">
      <style:text-properties fo:color="#dc0000" loext:opacity="100%" fo:font-style="normal" style:text-underline-style="none" officeooo:rsid="00210c23" style:font-style-asian="normal" style:font-style-complex="normal"/>
    </style:style>
    <style:style style:name="T36" style:family="text">
      <style:text-properties fo:color="#dc0000" loext:opacity="100%" fo:font-style="normal" style:text-underline-style="none" officeooo:rsid="002c41b4" style:font-style-asian="normal" style:font-style-complex="normal"/>
    </style:style>
    <style:style style:name="T37" style:family="text">
      <style:text-properties fo:color="#dc0000" loext:opacity="100%" fo:font-style="normal" style:text-underline-style="none" officeooo:rsid="00225905" style:font-style-asian="normal" style:font-style-complex="normal"/>
    </style:style>
    <style:style style:name="T38" style:family="text">
      <style:text-properties fo:color="#dc0000" loext:opacity="100%" fo:font-style="normal" style:text-underline-style="none" officeooo:rsid="002515e2" style:font-style-asian="normal" style:font-style-complex="normal"/>
    </style:style>
    <style:style style:name="T39" style:family="text">
      <style:text-properties fo:color="#dc0000" loext:opacity="100%" fo:font-style="normal" style:text-underline-style="none" officeooo:rsid="0025e7f6" style:font-style-asian="normal" style:font-style-complex="normal"/>
    </style:style>
    <style:style style:name="T40" style:family="text">
      <style:text-properties fo:color="#dc0000" loext:opacity="100%" fo:font-style="normal" style:text-underline-style="none" officeooo:rsid="002745bb" style:font-style-asian="normal" style:font-style-complex="normal"/>
    </style:style>
    <style:style style:name="T41" style:family="text">
      <style:text-properties fo:color="#dc0000" loext:opacity="100%" fo:font-style="normal" style:text-underline-style="none" officeooo:rsid="0027f18c" style:font-style-asian="normal" style:font-style-complex="normal"/>
    </style:style>
    <style:style style:name="T42" style:family="text">
      <style:text-properties fo:color="#dc0000" loext:opacity="100%" fo:font-style="italic" style:text-underline-style="solid" style:text-underline-width="auto" style:text-underline-color="font-color" officeooo:rsid="002745bb" style:font-style-asian="italic" style:font-style-complex="italic"/>
    </style:style>
    <style:style style:name="T43" style:family="text">
      <style:text-properties fo:color="#dc0000" loext:opacity="100%" fo:font-style="italic" style:text-underline-style="solid" style:text-underline-width="auto" style:text-underline-color="font-color" officeooo:rsid="002c41b4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ynthèse</text:p>
      <text:p text:style-name="P9">The Political Controversy of Kicking a Ball</text:p>
      <text:p text:style-name="P4"><text:tab/>Talented sportsmens and prestigious sport organizations always benefited from a huge popularity and <text:span text:style-name="T30">|</text:span> some used it to promote political messages, <text:span text:style-name="T28">as shown </text:span><text:span text:style-name="T29">by Lara Tinawi</text:span><text:span text:style-name="T28"> in</text:span><text:span text:style-name="T1"> </text:span><text:span text:style-name="T2">The </text:span><text:span text:style-name="T6">Observer</text:span><text:span text:style-name="T11"> </text:span><text:span text:style-name="T13">in 2024</text:span><text:span text:style-name="T11"> <text:s/>an</text:span><text:span text:style-name="T13">d</text:span><text:span text:style-name="T11"> </text:span><text:span text:style-name="T13">by </text:span><text:span text:style-name="T11">the </text:span><text:span text:style-name="T31">|</text:span><text:span text:style-name="T11"> picture</text:span><text:span text:style-name="T19"> </text:span><text:span text:style-name="T12">of Tommie Smith and John Carlos at </text:span><text:span text:style-name="T13">the 1968 Olympics</text:span><text:span text:style-name="T12"> </text:span><text:span text:style-name="T11">taken from Wikipedia. </text:span><text:span text:style-name="T13">It</text:span><text:span text:style-name="T11"> </text:span><text:span text:style-name="T12">was </text:span><text:span text:style-name="T13">however</text:span><text:span text:style-name="T11"> condemned </text:span><text:span text:style-name="T13">in recent </text:span><text:span text:style-name="T31">|</text:span><text:span text:style-name="T13"> years</text:span><text:span text:style-name="T11"> by </text:span><text:span text:style-name="T12">Jonathan Liew</text:span><text:span text:style-name="T11"> </text:span><text:span text:style-name="T13">in</text:span><text:span text:style-name="T12"> </text:span><text:span text:style-name="T3">The Observer</text:span><text:span text:style-name="T12"> and</text:span><text:span text:style-name="T11"> </text:span><text:span text:style-name="T18">in </text:span><text:span text:style-name="T2">The </text:span><text:span text:style-name="T6">Guardian</text:span><text:span text:style-name="T13">. </text:span></text:p>
      <text:p text:style-name="P5"><text:span text:style-name="T13">H</text:span><text:span text:style-name="T10">ow should politics be linked to sport ?</text:span></text:p>
      <text:p text:style-name="P6"><text:span text:style-name="T10">While it </text:span><text:span text:style-name="T31">|</text:span><text:span text:style-name="T10"> leads to problems, </text:span><text:span text:style-name="T21">examples show that it can be beneficial</text:span><text:span text:style-name="T10">.</text:span></text:p>
      <text:p text:style-name="P6"><text:span text:style-name="T22"/></text:p>
      <text:p text:style-name="P6"><text:span text:style-name="T10"><text:tab/></text:span><text:span text:style-name="T15">Sportsmen and organizations are </text:span><text:span text:style-name="T22">no</text:span><text:span text:style-name="T15">t political figures. </text:span><text:span text:style-name="T16">This is illustrated</text:span><text:span text:style-name="T32"> </text:span><text:span text:style-name="T33">|</text:span><text:span text:style-name="T32"> </text:span><text:span text:style-name="T16">in </text:span><text:span text:style-name="T5">The Guardian</text:span><text:span text:style-name="T16"> by Monty Panesar not knowing the agenda of the party he was publicly defending </text:span><text:span text:style-name="T19">and by</text:span><text:span text:style-name="T16"> Gerald</text:span><text:span text:style-name="T32"> </text:span><text:span text:style-name="T33">|</text:span><text:span text:style-name="T32"> </text:span><text:span text:style-name="T16">Ford, a US president and former sportsmen who was </text:span><text:span text:style-name="T22">no</text:span><text:span text:style-name="T16">t regarded as the brightest. </text:span><text:span text:style-name="T17">Liew</text:span><text:span text:style-name="T16"> </text:span><text:span text:style-name="T17">says that big sport organizations</text:span><text:span text:style-name="T34"> </text:span><text:span text:style-name="T33">|</text:span><text:span text:style-name="T34"> </text:span><text:span text:style-name="T17">follow the global opinion instead of standing up for themselves which leads to absurdities like banning Russia but not </text:span><text:span text:style-name="T19">other</text:span><text:span text:style-name="T35"> </text:span><text:span text:style-name="T36">|</text:span><text:span text:style-name="T35"> </text:span><text:span text:style-name="T19">authoritarian regimes</text:span><text:span text:style-name="T17">. He also </text:span><text:span text:style-name="T18">highlight that their political decision are taken only to minimize financial loss. </text:span><text:span text:style-name="T20">Tinawi also said that</text:span><text:span text:style-name="T37"> </text:span><text:span text:style-name="T36">|</text:span><text:span text:style-name="T37"> </text:span><text:span text:style-name="T20">football clubs do </text:span><text:span text:style-name="T27">no</text:span><text:span text:style-name="T20">t want political topics being brought during matches. However she thinks that it </text:span><text:span text:style-name="T22">i</text:span><text:span text:style-name="T20">s </text:span><text:span text:style-name="T21">not fair towards </text:span><text:span text:style-name="T36">|</text:span><text:span text:style-name="T21"> the players.</text:span></text:p>
      <text:p text:style-name="P6"><text:soft-page-break/><text:span text:style-name="T21"><text:tab/>Protests durign sports events can have a massive impact. The </text:span><text:span text:style-name="T22">most memorable picture of the 1968 Olympics is</text:span><text:span text:style-name="T38"> </text:span><text:span text:style-name="T36">|</text:span><text:span text:style-name="T38"> </text:span><text:span text:style-name="T22">Tommie Smith and John Carlos raising their fists. </text:span><text:span text:style-name="T23">It is said in </text:span><text:span text:style-name="T22">Tinawi’</text:span><text:span text:style-name="T23">s article that</text:span><text:span text:style-name="T22"> Kaepernick’s case is publicly known</text:span><text:span text:style-name="T38"> </text:span><text:span text:style-name="T36">|</text:span><text:span text:style-name="T38"> </text:span><text:span text:style-name="T22">and Jackie Robinson and Muhammad Ali </text:span><text:span text:style-name="T23">are also remembered outside of their physical performances, </text:span><text:span text:style-name="T24">and athletes can bring changes.</text:span><text:span text:style-name="T23"> Liew</text:span><text:span text:style-name="T39"> </text:span><text:span text:style-name="T36">|</text:span><text:span text:style-name="T39"> </text:span><text:span text:style-name="T23">states that countries can be quickly ereased from the sporting world for political reasons. According to </text:span><text:span text:style-name="T7">The Guardian</text:span><text:span text:style-name="T23">, lots of </text:span><text:span text:style-name="T36">| </text:span><text:span text:style-name="T23">UK and US politics figures were also sportsmens.</text:span></text:p>
      <text:p text:style-name="P6"><text:span text:style-name="T23"/></text:p>
      <text:p text:style-name="P6"><text:span text:style-name="T23"><text:tab/>The sporting world can bring</text:span><text:span text:style-name="T24"> benefits to politics. As said in </text:span><text:span text:style-name="T8">The</text:span><text:span text:style-name="T42"> </text:span><text:span text:style-name="T43">|</text:span><text:span text:style-name="T42"> </text:span><text:span text:style-name="T8">Guardian</text:span><text:span text:style-name="T24">, sport brings values and </text:span><text:span text:style-name="T25">moral </text:span><text:span text:style-name="T24">abilities that are much needed in politics, and even some sportspeoples could be a</text:span><text:span text:style-name="T40"> </text:span><text:span text:style-name="T36">|</text:span><text:span text:style-name="T40"> </text:span><text:span text:style-name="T24">great addition to politics. Tinawi said that athletes can help </text:span><text:span text:style-name="T25">to solve social issues, and that it is hypocritical that</text:span><text:span text:style-name="T41"> </text:span><text:span text:style-name="T36">|</text:span><text:span text:style-name="T41"> </text:span><text:span text:style-name="T25">it took Kaepernick’s career but at least now NFL allows athletes to defend social justice. This can again be illustrated</text:span><text:span text:style-name="T41"> </text:span><text:span text:style-name="T36">|</text:span><text:span text:style-name="T41"> </text:span><text:span text:style-name="T25">by Tommie Smith and John Carlos who sparked again the debate on racism in the US. Liew also thinks that</text:span><text:span text:style-name="T41"> </text:span><text:span text:style-name="T36">|</text:span><text:span text:style-name="T41"> </text:span><text:span text:style-name="T25">if the ban of Russia starts a bigger and deeper change, it can lead to an increase in solidarity between</text:span><text:span text:style-name="T41"> </text:span><text:span text:style-name="T36">|</text:span><text:span text:style-name="T41"> </text:span><text:span text:style-name="T25">populations.</text:span></text:p>
      <text:p text:style-name="P7"><text:span text:style-name="T20"/></text:p>
      <text:p text:style-name="P7"><text:span text:style-name="T20"><text:tab/></text:span><text:span text:style-name="T26">To conclude, even if it is unavoidable to have absurdities like Monty Panesar, athletes should still be allowed to </text:span><text:span text:style-name="T36">| </text:span><text:span text:style-name="T26">use their popularity to express political opinions, </text:span><text:soft-page-break/><text:span text:style-name="T26">especially on social issues as they can have a massive impact on peoples’</text:span><text:span text:style-name="T33"> </text:span><text:span text:style-name="T36">|</text:span><text:span text:style-name="T33"> </text:span><text:span text:style-name="T26">ideology and it was shown by the past that it massively helped social justice progress.</text:span></text:p>
      <text:p text:style-name="P8"><text:span text:style-name="T10">[45</text:span><text:span text:style-name="T27">5</text:span><text:span text:style-name="T10"> words]</text:span></text:p>
      <text:p text:style-name="P8"><text:span text:style-name="T10">FI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2088" officeooo:paragraph-rsid="00142088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CHRECK</text:p>
        <text:p text:style-name="MP1">Corentin</text:p>
      </style:header>
      <style:footer>
        <text:p text:style-name="MP2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15T08:11:35.783000000</meta:creation-date>
    <dc:date>2025-03-15T11:25:48.403000000</dc:date>
    <meta:editing-duration>PT49M12S</meta:editing-duration>
    <meta:editing-cycles>12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14" meta:word-count="485" meta:character-count="2838" meta:non-whitespace-character-count="2360"/>
  </office:meta>
</office:document-meta>
</file>